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518cm"/>
    </style:style>
    <style:style style:name="co2" style:family="table-column">
      <style:table-column-properties fo:break-before="auto" style:column-width="2.258cm"/>
    </style:style>
    <style:style style:name="co3" style:family="table-column">
      <style:table-column-properties fo:break-before="auto" style:column-width="13.189cm"/>
    </style:style>
    <style:style style:name="co4" style:family="table-column">
      <style:table-column-properties fo:break-before="auto" style:column-width="11.855cm"/>
    </style:style>
    <style:style style:name="co5" style:family="table-column">
      <style:table-column-properties fo:break-before="auto" style:column-width="15.118cm"/>
    </style:style>
    <style:style style:name="co6" style:family="table-column">
      <style:table-column-properties fo:break-before="auto" style:column-width="10.9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1" style:family="text">
      <style:text-properties style:text-underline-style="solid" style:text-underline-width="auto" style:text-underline-color="font-color" fo:color="#158466"/>
    </style:style>
    <style:style style:name="T2" style:family="text">
      <style:text-properties fo:color="#158466"/>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row table:style-name="ro1">
          <table:table-cell office:value-type="string" calcext:value-type="string">
            <text:p>Question</text:p>
          </table:table-cell>
          <table:table-cell office:value-type="string" calcext:value-type="string">
            <text:p>Réponse</text:p>
          </table:table-cell>
          <table:table-cell office:value-type="string" calcext:value-type="string">
            <text:p>Choix A</text:p>
          </table:table-cell>
          <table:table-cell office:value-type="string" calcext:value-type="string">
            <text:p>Choix B</text:p>
          </table:table-cell>
          <table:table-cell office:value-type="string" calcext:value-type="string">
            <text:p>Choix C</text:p>
          </table:table-cell>
          <table:table-cell office:value-type="string" calcext:value-type="string">
            <text:p>Choix D</text:p>
          </table:table-cell>
          <table:table-cell office:value-type="string" calcext:value-type="string">
            <text:p>Explication</text:p>
          </table:table-cell>
        </table:table-row>
        <table:table-row table:style-name="ro1">
          <table:table-cell office:value-type="string" calcext:value-type="string">
            <text:p>1. L’orthographe grammaticale et la morphologie. Encerclez la lettre correspondant à la phrase dans laquelle le mot ou le groupe de mots souligné présente une erreur.</text:p>
          </table:table-cell>
          <table:table-cell office:value-type="string" calcext:value-type="string">
            <text:p>B</text:p>
          </table:table-cell>
          <table:table-cell office:value-type="string" calcext:value-type="string">
            <text:p>Des X<text:span text:style-name="T1">paquets-cadeauxX</text:span> ont été offerts aux invités lors du lancement de l’entreprise.</text:p>
          </table:table-cell>
          <table:table-cell office:value-type="string" calcext:value-type="string">
            <text:p>Une immense banderole X<text:span text:style-name="T1">bleue lavandeX</text:span> ornait la devanture de la boutique.</text:p>
          </table:table-cell>
          <table:table-cell office:value-type="string" calcext:value-type="string">
            <text:p>Ce publicitaire utilise toutes les stratégies X<text:span text:style-name="T2">possiblesX</text:span> pour convaincre les consommateurs.</text:p>
          </table:table-cell>
          <table:table-cell office:value-type="string" calcext:value-type="string">
            <text:p>Les X<text:span text:style-name="T2">avant-projetsX</text:span> présentés par ce publicitaire sont prometteurs.</text:p>
          </table:table-cell>
          <table:table-cell office:value-type="string" calcext:value-type="string">
            <text:p>Les adjectifs de couleur de forme complexe (composés de 2 mots ou plus) sont invariables.</text:p>
          </table:table-cell>
        </table:table-row>
        <table:table-row table:style-name="ro1">
          <table:table-cell office:value-type="string" calcext:value-type="string">
            <text:p>1. L’orthographe grammaticale et la morphologie. Encerclez la lettre correspondant à la phrase dans laquelle le mot ou le groupe de mots souligné présente une erreur.</text:p>
          </table:table-cell>
          <table:table-cell office:value-type="string" calcext:value-type="string">
            <text:p>C</text:p>
          </table:table-cell>
          <table:table-cell office:value-type="string" calcext:value-type="string">
            <text:p>La proposition a été unanimement XapprouvéeX par les personnes présentes à la réunion.</text:p>
          </table:table-cell>
          <table:table-cell office:value-type="string" calcext:value-type="string">
            <text:p>La responsable du projet l’a clairement XexposéeX, sa vision du problème.</text:p>
          </table:table-cell>
          <table:table-cell office:value-type="string" calcext:value-type="string">
            <text:p>Les différentes tâches à accomplir, ils se les sont XpartagésX lors de la dernière réunion.</text:p>
          </table:table-cell>
          <table:table-cell office:value-type="string" calcext:value-type="string">
            <text:p>Tous les employés, la réceptionniste XincluseX, auront une augmentation de salaire.</text:p>
          </table:table-cell>
          <table:table-cell office:value-type="string" calcext:value-type="string">
            <text:p>Le participe passé (partagées) d’un verbe qui a un complément direct (les mis pour les tâches) placé avant lui s’accorde en genre et en nombre avec ce CD (complément direct).</text:p>
          </table:table-cell>
        </table:table-row>
        <table:table-row table:style-name="ro1">
          <table:table-cell office:value-type="string" calcext:value-type="string">
            <text:p>2. La syntaxe et la ponctuation. La syntaxe Encerclez la lettre correspondant à la phrase qui comporte une erreur de syntaxe. Cette erreur peut porter, entre autres, sur l’emploi des pronoms, l’emploi de la préposition, l’emploi des modes et des temps ainsi que la négation.</text:p>
          </table:table-cell>
          <table:table-cell office:value-type="string" calcext:value-type="string">
            <text:p>A</text:p>
          </table:table-cell>
          <table:table-cell office:value-type="string" calcext:value-type="string">
            <text:p>Ce traiteur fournit les ustensiles que vous aurez besoin pour votre repas de fête.</text:p>
          </table:table-cell>
          <table:table-cell office:value-type="string" calcext:value-type="string">
            <text:p>Leurs anecdotes de voyage, ils vous en font encore le récit quand vous les rencontrez.</text:p>
          </table:table-cell>
          <table:table-cell office:value-type="string" calcext:value-type="string">
            <text:p>Vous espérez que vous n’avez rien oublié, car vous voulez que la fête soit réussie.</text:p>
          </table:table-cell>
          <table:table-cell office:value-type="string" calcext:value-type="string">
            <text:p>Vous vous fiez toujours à ce traiteur pour que vos réceptions soient réussies.</text:p>
          </table:table-cell>
          <table:table-cell office:value-type="string" calcext:value-type="string">
            <text:p>Le pronom relatif dont fait référence au nom ustensiles et remplace un groupe de mots commençant par de (de ces ustensiles) dans la subordonnée relative (dont vous aurez besoin pour votre repas de fête), où il a la fonction de complément indirect du verbe aurez besoin (vous aurez besoin de quoi? de quelque chose, de ces ustensiles, un groupe de mots remplacé par dont). Remarque : Le pronom relatif que remplace le plus souvent un groupe de mots ayant la fonction de complément direct dans la subordonnée relative. Soit la phrase Ce traiteur fournit les ustensiles que vous utiliserez pour votre repas de fête. Dans la subordonnée relative (que vous utiliserez pour votre repas de fête), que remplace le groupe de mots ces ustensiles (vous utiliserez quoi? quelque chose, ces ustensiles, un groupe de mots remplacé par qu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1T03:51:04.718391068</meta:creation-date>
    <dc:date>2022-08-11T04:07:46.705352956</dc:date>
    <meta:editing-duration>PT16M40S</meta:editing-duration>
    <meta:editing-cycles>4</meta:editing-cycles>
    <meta:generator>LibreOffice/6.4.7.2$Linux_X86_64 LibreOffice_project/40$Build-2</meta:generator>
    <meta:document-statistic meta:table-count="1" meta:cell-count="28" meta:object-count="0"/>
  </office:meta>
</office:document-meta>
</file>